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2.178in"/>
    </style:style>
    <style:style style:name="co1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top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7" style:family="table-cell" style:parent-style-name="Default" style:data-style-name="N2"/>
    <style:style style:name="ce28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0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9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48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0008in solid #000000" fo:border-left="none" fo:border-right="0.0008in solid #000000" fo:border-top="none"/>
    </style:style>
    <style:style style:name="ce51" style:family="table-cell" style:parent-style-name="Default">
      <style:table-cell-properties fo:border-bottom="none" fo:border-left="none" fo:border-right="0.0008in solid #000000" fo:border-top="none"/>
    </style:style>
    <style:style style:name="ce52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3" style:family="table-cell" style:parent-style-name="Default" style:data-style-name="N84">
      <style:table-cell-properties fo:border="none"/>
    </style:style>
    <style:style style:name="ce54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55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5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7" style:family="table-cell" style:parent-style-name="Default">
      <style:table-cell-properties fo:border-bottom="none" fo:border-left="0.0008in solid #000000" fo:border-right="0.0008in solid #000000" fo:border-top="none"/>
    </style:style>
    <style:style style:name="ce58" style:family="table-cell" style:parent-style-name="Default" style:data-style-name="N117">
      <style:table-cell-properties fo:border="none"/>
    </style:style>
    <style:style style:name="ce59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60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61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62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/>
          <table:table-cell table:style-name="ce8"/>
          <table:table-cell/>
          <table:table-cell table:style-name="ce13" office:value-type="date" office:date-value="2009-02-15">
            <office:annotation draw:style-name="gr1" draw:text-style-name="P2" svg:width="1.1319in" svg:height="0.6988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6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1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table:style-name="ce15" office:value-type="string">
            <text:p>Still looking into our options, this is a fairly long-term deal.</text:p>
          </table:table-cell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ill have done when we get the proposal put together.</text:p>
          </table:table-cell>
        </table:table-row>
        <table:table-row table:style-name="ro4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Turned in to instructors.</text:p>
          </table:table-cell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how the teammates interactively how to use Git</text:p>
          </table:table-cell>
        </table:table-row>
        <table:table-row table:style-name="ro3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<text:s/>Not necessary anymore.</text:p>
          </table:table-cell>
        </table:table-row>
        <table:table-row table:style-name="ro3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Haven't found much in the way of direct or extreme-near matches.</text:p>
          </table:table-cell>
        </table:table-row>
        <table:table-row table:style-name="ro4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DP, 25V/1A, .1V/1mA</text:p>
          </table:table-cell>
        </table:table-row>
        <table:table-row table:style-name="ro3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WT, Square Wave/Sine Wave, 8bit on the LA</text:p>
          </table:table-cell>
        </table:table-row>
        <table:table-row table:style-name="ro3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Repository is now on secured 3rd-party hosting for $12/month.</text:p>
          </table:table-cell>
        </table:table-row>
        <table:table-row table:style-name="ro4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15"/>
        </table:table-row>
        <table:table-row table:style-name="ro4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Cost: $10.30</text:p>
          </table:table-cell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8"/>
          <table:table-cell/>
          <table:table-cell table:style-name="ce15"/>
        </table:table-row>
        <table:table-row table:style-name="ro3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Schematic complete, needs some annotations still.</text:p>
          </table:table-cell>
        </table:table-row>
        <table:table-row table:style-name="ro5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Pulled Doug off of this (Wes is further ahead and they were working in parallel) <text:s/>to work on another spot.</text:p>
          </table:table-cell>
        </table:table-row>
        <table:table-row table:style-name="ro6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1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6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3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Going to use GNU Octave (a MATLAB workalike) + Python scripts instead</text:p>
          </table:table-cell>
        </table:table-row>
        <table:table-row table:style-name="ro4">
          <table:table-cell table:style-name="ce3" table:formula="of:=[.A48]+1" office:value-type="float" office:value="47">
            <text:p>47</text:p>
          </table:table-cell>
          <table:table-cell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.25">
            <text:p>25.00%</text:p>
          </table:table-cell>
          <table:table-cell table:style-name="ce15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.25">
            <text:p>25.00%</text:p>
          </table:table-cell>
          <table:table-cell table:style-name="ce15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 table:visibility="filter" table:number-rows-repeated="181">
          <table:table-cell table:number-columns-repeated="8"/>
        </table:table-row>
        <table:table-row table:style-name="ro4" table:visibility="filter" table:number-rows-repeated="65023">
          <table:table-cell table:number-columns-repeated="8"/>
        </table:table-row>
        <table:table-row table:style-name="ro4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7"/>
        <table:table-column table:style-name="co8" table:default-cell-style-name="ce20"/>
        <table:table-column table:style-name="co8" table:default-cell-style-name="Default"/>
        <table:table-column table:style-name="co8" table:default-cell-style-name="ce24"/>
        <table:table-column table:style-name="co9" table:default-cell-style-name="ce26"/>
        <table:table-column table:style-name="co9" table:default-cell-style-name="ce27"/>
        <table:table-column table:style-name="co10" table:default-cell-style-name="ce27"/>
        <table:table-column table:style-name="co10" table:default-cell-style-name="ce26"/>
        <table:table-column table:style-name="co10" table:number-columns-repeated="4" table:default-cell-style-name="ce27"/>
        <table:table-column table:style-name="co11" table:default-cell-style-name="ce27"/>
        <table:table-column table:style-name="co9" table:number-columns-repeated="2" table:default-cell-style-name="ce27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315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 table:style-name="Default"/>
          <table:table-cell table:style-name="ce30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6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6" office:value-type="string">
            <text:p>Team Members</text:p>
          </table:table-cell>
          <table:table-cell table:style-name="ce16" office:value-type="string">
            <text:p>Major</text:p>
          </table:table-cell>
          <table:table-cell table:style-name="ce22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6" office:value-type="string">
            <text:p>W1</text:p>
          </table:table-cell>
          <table:table-cell table:style-name="ce16" office:value-type="string">
            <text:p>W2</text:p>
          </table:table-cell>
          <table:table-cell table:style-name="ce16" office:value-type="string">
            <text:p>W3</text:p>
          </table:table-cell>
          <table:table-cell table:style-name="ce16" office:value-type="string">
            <text:p>W4</text:p>
          </table:table-cell>
          <table:table-cell table:style-name="ce16" office:value-type="string">
            <text:p>W5</text:p>
          </table:table-cell>
          <table:table-cell table:style-name="ce16" office:value-type="string">
            <text:p>W6</text:p>
          </table:table-cell>
          <table:table-cell table:style-name="ce16" office:value-type="string">
            <text:p>W7</text:p>
          </table:table-cell>
          <table:table-cell table:style-name="ce16" office:value-type="string">
            <text:p>W8</text:p>
          </table:table-cell>
          <table:table-cell table:style-name="ce16" office:value-type="string">
            <text:p>W9</text:p>
          </table:table-cell>
          <table:table-cell table:style-name="ce16" office:value-type="string">
            <text:p>W10</text:p>
          </table:table-cell>
          <table:table-cell table:style-name="ce16" office:value-type="string">
            <text:p>W11</text:p>
          </table:table-cell>
          <table:table-cell table:style-name="ce16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1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0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6" office:value-type="float" office:value="8">
            <text:p>8.00</text:p>
          </table:table-cell>
          <table:table-cell table:style-name="ce26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0"/>
          <table:table-cell office:value-type="string">
            <text:p>WT</text:p>
          </table:table-cell>
          <table:table-cell table:style-name="ce27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8-09-15">
            <text:p>09/15/08</text:p>
          </table:table-cell>
          <table:table-cell table:style-name="ce28" office:value-type="date" office:date-value="2008-09-22">
            <text:p>09/22/08</text:p>
          </table:table-cell>
          <table:table-cell table:style-name="ce28" office:value-type="date" office:date-value="2008-09-29">
            <text:p>09/29/08</text:p>
          </table:table-cell>
          <table:table-cell table:style-name="ce28" office:value-type="date" office:date-value="2008-10-06">
            <text:p>10/06/08</text:p>
          </table:table-cell>
          <table:table-cell table:style-name="ce28" office:value-type="date" office:date-value="2008-10-13">
            <text:p>10/13/08</text:p>
          </table:table-cell>
          <table:table-cell table:style-name="ce28" office:value-type="date" office:date-value="2008-10-20">
            <text:p>10/20/08</text:p>
          </table:table-cell>
          <table:table-cell table:style-name="ce28" office:value-type="date" office:date-value="2008-10-27">
            <text:p>10/27/08</text:p>
          </table:table-cell>
          <table:table-cell table:style-name="ce28" office:value-type="date" office:date-value="2008-11-03">
            <text:p>11/03/08</text:p>
          </table:table-cell>
          <table:table-cell table:style-name="ce28" office:value-type="date" office:date-value="2008-11-10">
            <text:p>11/10/08</text:p>
          </table:table-cell>
          <table:table-cell table:style-name="ce28" office:value-type="date" office:date-value="2008-11-17">
            <text:p>11/17/08</text:p>
          </table:table-cell>
          <table:table-cell table:style-name="ce28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9:.O9])" office:value-type="float" office:value="8">
            <text:p>8.00</text:p>
          </table:table-cell>
        </table:table-row>
        <table:table-row table:style-name="ro4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6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2" table:formula="of:=SUM([.E10:.O10])" office:value-type="float" office:value="0">
            <text:p>0.00</text:p>
          </table:table-cell>
        </table:table-row>
        <table:table-row table:style-name="ro4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WT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1:.O11])" office:value-type="float" office:value="16">
            <text:p>16.00</text:p>
          </table:table-cell>
        </table:table-row>
        <table:table-row table:style-name="ro4">
          <table:table-cell table:style-name="ce18" office:value-type="string">
            <text:p>Matthew Morgan</text:p>
          </table:table-cell>
          <table:table-cell table:style-name="ce21" office:value-type="string">
            <text:p>CpE</text:p>
          </table:table-cell>
          <table:table-cell table:style-name="ce21"/>
          <table:table-cell table:style-name="ce25" office:value-type="string">
            <text:p>MM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2:.O12])" office:value-type="float" office:value="0">
            <text:p>0.00</text:p>
          </table:table-cell>
        </table:table-row>
        <table:table-row table:style-name="ro4">
          <table:table-cell table:style-name="ce18" office:value-type="string">
            <text:p>Nick Hamann</text:p>
          </table:table-cell>
          <table:table-cell table:style-name="ce21" table:number-columns-repeated="2"/>
          <table:table-cell table:style-name="ce25" office:value-type="string">
            <text:p>NH</text:p>
          </table:table-cell>
          <table:table-cell table:style-name="ce2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7" office:value-type="float" office:value="7">
            <text:p>7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3:.O13])" office:value-type="float" office:value="12">
            <text:p>12.00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9-01-12">
            <text:p>01/12/09</text:p>
          </table:table-cell>
          <table:table-cell table:style-name="ce28" office:value-type="date" office:date-value="2009-01-19">
            <text:p>01/19/09</text:p>
          </table:table-cell>
          <table:table-cell table:style-name="ce28" office:value-type="date" office:date-value="2009-01-26">
            <text:p>01/26/09</text:p>
          </table:table-cell>
          <table:table-cell table:style-name="ce28" office:value-type="date" office:date-value="2009-02-02">
            <text:p>02/02/09</text:p>
          </table:table-cell>
          <table:table-cell table:style-name="ce28" office:value-type="date" office:date-value="2009-02-09">
            <text:p>02/09/09</text:p>
          </table:table-cell>
          <table:table-cell table:style-name="ce28" office:value-type="date" office:date-value="2009-02-16">
            <text:p>02/16/09</text:p>
          </table:table-cell>
          <table:table-cell table:style-name="ce28" office:value-type="date" office:date-value="2009-02-23">
            <text:p>02/23/09</text:p>
          </table:table-cell>
          <table:table-cell table:style-name="ce28" office:value-type="date" office:date-value="2009-03-02">
            <text:p>03/02/09</text:p>
          </table:table-cell>
          <table:table-cell table:style-name="ce28" office:value-type="date" office:date-value="2009-03-09">
            <text:p>03/09/09</text:p>
          </table:table-cell>
          <table:table-cell table:style-name="ce28" office:value-type="date" office:date-value="2009-03-16">
            <text:p>03/16/09</text:p>
          </table:table-cell>
          <table:table-cell table:style-name="ce28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0">
          <table:table-cell table:style-name="ce33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3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7" table:formula="of:=['Action Item List'.H1]" office:value-type="date" office:date-value="2009-02-15">
            <text:p>02/15/09</text:p>
          </table:table-cell>
          <table:table-cell table:number-columns-repeated="2"/>
          <table:table-cell table:style-name="ce33"/>
        </table:table-row>
        <table:table-row table:style-name="ro4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4" table:visibility="filter">
          <table:table-cell table:style-name="ce34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4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4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4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style-name="ce35" table:formula="of:=[.A19]+1" office:value-type="float" office:value="18">
            <text:p>18</text:p>
          </table:table-cell>
          <table:table-cell table:style-name="ce38" office:value-type="date" office:date-value="2008-11-12">
            <text:p>2008-11-12</text:p>
          </table:table-cell>
          <table:table-cell table:style-name="ce35"/>
          <table:table-cell table:style-name="ce41" office:value-type="string">
            <text:p>Review AIL</text:p>
          </table:table-cell>
          <table:table-cell table:style-name="ce35" office:value-type="string">
            <text:p>Y</text:p>
          </table:table-cell>
          <table:table-cell table:style-name="ce44"/>
          <table:table-cell table:number-columns-repeated="5"/>
        </table:table-row>
        <table:table-row table:style-name="ro4" table:visibility="filter">
          <table:table-cell table:style-name="ce36" table:formula="of:=[.A20]+1" office:value-type="float" office:value="19">
            <text:p>19</text:p>
          </table:table-cell>
          <table:table-cell table:style-name="ce39" office:value-type="date" office:date-value="2008-11-12">
            <text:p>2008-11-12</text:p>
          </table:table-cell>
          <table:table-cell table:style-name="ce36"/>
          <table:table-cell table:style-name="ce42" office:value-type="string">
            <text:p>Review Draft proposa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4" table:visibility="filter">
          <table:table-cell table:style-name="ce36" table:formula="of:=[.A21]+1" office:value-type="float" office:value="20">
            <text:p>20</text:p>
          </table:table-cell>
          <table:table-cell table:style-name="ce39" office:value-type="date" office:date-value="2008-11-12">
            <text:p>2008-11-12</text:p>
          </table:table-cell>
          <table:table-cell table:style-name="ce36" office:value-type="float" office:value="35">
            <text:p>35</text:p>
          </table:table-cell>
          <table:table-cell table:style-name="ce42" office:value-type="string">
            <text:p>Presentation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22]+1" office:value-type="float" office:value="21">
            <text:p>21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Lost TG, need to rebalance workload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3]+1" office:value-type="float" office:value="22">
            <text:p>22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5">
            <text:p>45</text:p>
          </table:table-cell>
          <table:table-cell table:style-name="ce42" office:value-type="string">
            <text:p>Ordering parts, preliminary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4]+1" office:value-type="float" office:value="23">
            <text:p>23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1">
            <text:p>41</text:p>
          </table:table-cell>
          <table:table-cell table:style-name="ce42" office:value-type="string">
            <text:p>Team Memo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Wes is handling this.</text:p>
          </table:table-cell>
          <table:table-cell table:number-columns-repeated="5"/>
        </table:table-row>
        <table:table-row table:style-name="ro4" table:visibility="filter">
          <table:table-cell table:style-name="ce36" table:formula="of:=[.A25]+1" office:value-type="float" office:value="24">
            <text:p>24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Review AI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5" table:visibility="filter">
          <table:table-cell table:style-name="ce36" table:formula="of:=[.A26]+1" office:value-type="float" office:value="25">
            <text:p>25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Part order updat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27]+1" office:value-type="float" office:value="26">
            <text:p>26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BlueGiga breakout chip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8]+1" office:value-type="float" office:value="27">
            <text:p>27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nother meeting time?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hould we pick another meeting time?</text:p>
          </table:table-cell>
          <table:table-cell table:number-columns-repeated="5"/>
        </table:table-row>
        <table:table-row table:style-name="ro4">
          <table:table-cell table:style-name="ce36" table:formula="of:=[.A29]+1" office:value-type="float" office:value="28">
            <text:p>28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IL review.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30]+1" office:value-type="float" office:value="29">
            <text:p>29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E215 computer + keys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1]+1" office:value-type="float" office:value="30">
            <text:p>30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Doug's repository woes.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6" table:formula="of:=[.A32]+1" office:value-type="float" office:value="31">
            <text:p>31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LabVIEW/MATLAB alternatives – GNU Octav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3]+1" office:value-type="float" office:value="32">
            <text:p>32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Op-amp usage/clarification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5" table:visibility="filter">
          <table:table-cell table:style-name="ce37" table:formula="of:=[.A34]+1" office:value-type="float" office:value="33">
            <text:p>33</text:p>
          </table:table-cell>
          <table:table-cell table:style-name="ce40" office:value-type="date" office:date-value="2009-02-05">
            <text:p>2009-02-05</text:p>
          </table:table-cell>
          <table:table-cell table:style-name="ce37"/>
          <table:table-cell table:style-name="ce43" office:value-type="string">
            <text:p>Joe's Schedule Hell</text:p>
          </table:table-cell>
          <table:table-cell table:style-name="ce37" office:value-type="string">
            <text:p>Y</text:p>
          </table:table-cell>
          <table:table-cell table:style-name="ce46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4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2" office:value-type="string">
            <text:p>AIL review.</text:p>
          </table:table-cell>
          <table:table-cell table:number-columns-repeated="7"/>
        </table:table-row>
        <table:table-row table:style-name="ro4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4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4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4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4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4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4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4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4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4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4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4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4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4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4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4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4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4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4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4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4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4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4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4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4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4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4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4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4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4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4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4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4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4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4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4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4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4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4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4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4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4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4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4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4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4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4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4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4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4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4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4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4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4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4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4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4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4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4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4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4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4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4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4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4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4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4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4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4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4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4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4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4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4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4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4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4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4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4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4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4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4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4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4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4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4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4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4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4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4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4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4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4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4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4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4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4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4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4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4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4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4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4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4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4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4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4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4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4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4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4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4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4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4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4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4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4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4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4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4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4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4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4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4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4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4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4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4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4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4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4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4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4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4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4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4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4" table:number-rows-repeated="65360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Cost" table:style-name="ta1" table:print="false">
        <table:table-column table:style-name="co3" table:default-cell-style-name="ce51"/>
        <table:table-column table:style-name="co3" table:default-cell-style-name="ce55"/>
        <table:table-column table:style-name="co3" table:number-columns-repeated="2" table:default-cell-style-name="ce57"/>
        <table:table-column table:style-name="co18" table:default-cell-style-name="ce57"/>
        <table:table-column table:style-name="co3" table:default-cell-style-name="ce57"/>
        <table:table-column table:style-name="co3" table:default-cell-style-name="ce60"/>
        <table:table-column table:style-name="co3" table:default-cell-style-name="ce62"/>
        <table:table-column table:style-name="co3" table:default-cell-style-name="Default"/>
        <table:table-column table:style-name="co19" table:default-cell-style-name="Default"/>
        <table:table-column table:style-name="co3" table:number-columns-repeated="5" table:default-cell-style-name="Default"/>
        <table:table-row table:style-name="ro1">
          <table:table-cell table:style-name="ce48" table:formula="of:=['Meeting Agendas'.A1]" office:value-type="string" office:string-value="PC-Based Modular Diagnostic Tools">
            <text:p>PC-Based Modular Diagnostic Tools</text:p>
          </table:table-cell>
          <table:table-cell table:style-name="ce52"/>
          <table:table-cell table:style-name="ce48"/>
          <table:table-cell table:style-name="ce49"/>
          <table:table-cell table:style-name="ce48"/>
          <table:table-cell table:style-name="ce49"/>
          <table:table-cell table:style-name="ce58"/>
          <table:table-cell table:style-name="ce48" table:formula="of:=['Action Item List'.C1]" office:value-type="string" office:string-value="Ref: FA08-74-DIAGTOOL">
            <text:p>Ref: FA08-74-DIAGTOOL</text:p>
          </table:table-cell>
          <table:table-cell/>
          <table:table-cell table:number-columns-repeated="3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413in" svg:height="0.265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/>
          <table:table-cell table:style-name="ce30"/>
        </table:table-row>
        <table:table-row table:style-name="ro4">
          <table:table-cell table:style-name="ce49" office:value-type="string">
            <text:p>Component/Service Cost</text:p>
          </table:table-cell>
          <table:table-cell table:style-name="ce53"/>
          <table:table-cell table:style-name="ce49" table:number-columns-repeated="4"/>
          <table:table-cell table:style-name="ce58" table:number-columns-repeated="2"/>
          <table:table-cell table:number-columns-repeated="7"/>
        </table:table-row>
        <table:table-row table:style-name="ro4">
          <table:table-cell table:style-name="ce50" office:value-type="string">
            <text:p>#</text:p>
          </table:table-cell>
          <table:table-cell table:style-name="ce54" office:value-type="string">
            <text:p>Date Ordered</text:p>
          </table:table-cell>
          <table:table-cell table:style-name="ce56" office:value-type="string">
            <text:p>Part #</text:p>
          </table:table-cell>
          <table:table-cell table:style-name="ce56" office:value-type="string">
            <text:p>Ordered By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Quantity</text:p>
          </table:table-cell>
          <table:table-cell table:style-name="ce59" office:value-type="string">
            <text:p>Per/Unit</text:p>
          </table:table-cell>
          <table:table-cell table:style-name="ce61" office:value-type="string">
            <text:p>Total Cost</text:p>
          </table:table-cell>
          <table:table-cell/>
          <table:table-cell table:style-name="ce63" office:value-type="string">
            <text:p>Total Part Cost:</text:p>
          </table:table-cell>
          <table:table-cell table:style-name="ce64" table:formula="of:=SUM([.H4:.H65536])" office:value-type="float" office:value="0">
            <text:p>$0.00</text:p>
          </table:table-cell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table:number-columns-repeated="4"/>
          <table:table-cell/>
          <table:table-cell/>
          <table:table-cell table:formula="of:=[.I4]*[.F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formula="of:=[.A4]+1" office:value-type="float" office:value="2">
            <text:p>2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I5]*[.F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6]*[.F6]" office:value-type="float" office:value="0">
            <text:p>$0.00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4">
          <table:table-cell table:number-columns-repeated="5"/>
          <table:table-cell/>
          <table:table-cell/>
          <table:table-cell table:formula="of:=[.I7]*[.F7]" office:value-type="float" office:value="0">
            <text:p>$0.0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4">
          <table:table-cell table:number-columns-repeated="5"/>
          <table:table-cell/>
          <table:table-cell/>
          <table:table-cell table:formula="of:=[.I8]*[.F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9]*[.F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0]*[.F1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1]*[.F1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2]*[.F1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3]*[.F1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4]*[.F1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5]*[.F1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6]*[.F1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7]*[.F1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8]*[.F1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9]*[.F1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0]*[.F2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1]*[.F2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2]*[.F2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3]*[.F2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4]*[.F2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5]*[.F2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6]*[.F2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7]*[.F2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8]*[.F2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9]*[.F2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0]*[.F3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1]*[.F3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2]*[.F3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3]*[.F3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4]*[.F3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5]*[.F3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6]*[.F3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7]*[.F3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8]*[.F3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9]*[.F3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 table:number-rows-repeated="65496">
          <table:table-cell table:number-columns-repeated="15"/>
        </table:table-row>
        <table:table-row table:style-name="ro4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19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15T19:50:19.53</dc:date>
    <meta:editing-duration>PT18H30M50S</meta:editing-duration>
    <meta:editing-cycles>120</meta:editing-cycles>
    <meta:printed-by>Joseph Lenox</meta:printed-by>
    <meta:print-date>2008-11-05T17:55:14.48</meta:print-date>
    <dc:creator>Joseph Lenox</dc:creator>
    <meta:document-statistic meta:table-count="4" meta:cell-count="1245" meta:object-count="0"/>
    <meta:user-defined meta:name="Info 1"/>
    <meta:user-defined meta:name="Info 2"/>
    <meta:user-defined meta:name="Info 3"/>
    <meta:user-defined meta:name="Info 4"/>
  </office:meta>
</office:document-meta>
</file>